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 Pudge,</text:p>
      <text:p text:style-name="Standard">Wow! It's been 6 months since our visit! I am so glad that I got to meet you and TediAnn and the other relatives. Thanks again for letting us stay at your house! </text:p>
      <text:p text:style-name="Standard"/>
      <text:p text:style-name="Standard"><text:tab/>I am writing to you with some questions that have arisen from the data we have compiled. Right now we are focusing on William G. Yardas and his wife's ancestry. Here is the part that gives us questions:</text:p>
      <text:p text:style-name="Standard"/>
      <text:p text:style-name="Standard"><text:s text:c="71"/>Father: Anton Yardas</text:p>
      <text:p text:style-name="Standard"><text:s text:c="69"/>/</text:p>
      <text:p text:style-name="Standard"><text:s text:c="35"/>Father: Ivan Yardas <text:s/>[</text:p>
      <text:p text:style-name="Standard"><text:s text:c="35"/>/ <text:s text:c="32"/>\</text:p>
      <text:p text:style-name="Standard"><text:s text:c="34"/>/ <text:s text:c="35"/>Mother: Madelaine</text:p>
      <text:p text:style-name="Standard">William G. Yardas, [</text:p>
      <text:p text:style-name="Standard">married to <text:s text:c="16"/>\ <text:s text:c="38"/>Father: Anton Trope</text:p>
      <text:p text:style-name="Standard">Frances Miclik <text:s text:c="10"/>\ <text:s text:c="37"/>/ <text:s/></text:p>
      <text:p text:style-name="Standard"><text:s text:c="36"/>Mother: Francis Trope <text:s/>[</text:p>
      <text:p text:style-name="Standard"><text:s text:c="74"/>\</text:p>
      <text:p text:style-name="Standard"><text:s text:c="75"/>Mother: Barbara</text:p>
      <text:p text:style-name="Standard"><text:s text:c="2"/></text:p>
      <text:p text:style-name="Standard"><text:s text:c="32"/></text:p>
      <text:p text:style-name="Standard">-What do we know about William G. Yardas' - your husband's grandfather – ethnicity? Did he have Greek heritage? What were his parents ethnicities? Where did they come from?</text:p>
      <text:p text:style-name="Standard"/>
      <text:p text:style-name="Standard">-We have no data or information about Frances Miclik's heritage. Where did she come from and what was her family's background, names, parents, etc?</text:p>
      <text:p text:style-name="Standard"/>
      <text:p text:style-name="Standard">-Are the names for Ivan Yardas' father and mother correct? If not, what are their names?</text:p>
      <text:p text:style-name="Standard"/>
      <text:p text:style-name="Standard">-Are the names for Francis Trope's father and mother correct? If not, what are their names?</text:p>
      <text:p text:style-name="Standard"/>
      <text:p text:style-name="Standard">I also some have questions about William's siblings.</text:p>
      <text:p text:style-name="Standard"/>
      <text:p text:style-name="Standard">-On the family tree we have, there are two names, Francika Jardas and Katarina Jardas. Each name is followed by /C. What does this mean? Are they Croatian names for people on the tree, or are they different people?</text:p>
      <text:p text:style-name="Standard"/>
      <text:p text:style-name="Standard">-We remember hearing that Marija Yardas, sister of William G. Yardas, never immigrated with the rest of the family. She stayed in Croatia. Is this correct?</text:p>
      <text:p text:style-name="Standard"/>
      <text:p text:style-name="Standard">-Marija Yardas and Frank Rozaman had six children, Richard, Frank Jr, John, Bernie, Kathern, and Jenny, all with last name Rozaman as far as I know. Who and where are they or their descendants now?</text:p>
      <text:p text:style-name="Standard"/>
      <text:p text:style-name="Standard">- Do we know anyone who knows the descendants of Ivan Jardas Jr., brother of William G. Yardas? They all have very unfamiliar names, in style and manner, and they might live in Croatia? Do we know any of them?</text:p>
      <text:p text:style-name="Standard"/>
      <text:p text:style-name="Standard">Please write me back if you know any of the answers or people who may know the answers and their contact information. One last thing, I am going on a big trip during spring break to tour colleges in the <text:soft-page-break/>northeast. We are going to try to visit Dave McGraw in Maryland, and Ivan Rozman Jr. in Canada. If you could send out a good word to let them know that we will try to contact them in the near future, and visit them, I would appreciate it. Hope to see you soon!</text:p>
      <text:p text:style-name="Standard"/>
      <text:p text:style-name="Standard">--Olek</text:p>
      <text:p text:style-name="Standard">571-205-2925</text:p>
      <text:p text:style-name="Standard"><text:a xlink:type="simple" xlink:href="mailto:osaintpiggy11@gmail.com" text:style-name="Internet_20_link" text:visited-style-name="Visited_20_Internet_20_Link">osaintpiggy11@gmail.com</text:a></text:p>
      <text:p text:style-name="Standard">4905 MacArthur Blvd. NW, Washington, D.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ek Yardas</meta:initial-creator>
    <meta:creation-date>2015-02-15T15:56:58.40</meta:creation-date>
    <dc:date>2015-02-15T17:33:21.85</dc:date>
    <dc:creator>Olek Yardas</dc:creator>
    <meta:editing-duration>PT1H5M50S</meta:editing-duration>
    <meta:editing-cycles>5</meta:editing-cycles>
    <meta:generator>OpenOffice/4.1.1$Win32 OpenOffice.org_project/411m6$Build-9775</meta:generator>
    <meta:document-statistic meta:table-count="0" meta:image-count="0" meta:object-count="0" meta:page-count="2" meta:paragraph-count="30" meta:word-count="443" meta:character-count="3055"/>
  </office:meta>
</office:document-meta>
</file>